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0">
      <style:text-properties fo:font-size="8pt" style:font-size-asian="8pt" style:font-size-complex="8pt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order="thin solid #000000"/>
      <style:text-properties fo:font-size="8pt" style:font-size-asian="8pt" style:font-size-complex="8pt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0">
      <style:text-properties fo:color="#000000" style:font-name="Arial" style:font-name-asian="Arial" style:font-name-complex="Arial" fo:font-size="9pt" style:font-size-asian="9pt" style:font-size-complex="9pt"/>
    </style:style>
    <style:style style:name="co1" style:family="table-column">
      <style:table-column-properties fo:break-before="auto" style:column-width="1.61395833333333cm"/>
    </style:style>
    <style:style style:name="co2" style:family="table-column">
      <style:table-column-properties fo:break-before="auto" style:column-width="4.86833333333333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1.508125cm"/>
    </style:style>
    <style:style style:name="co7" style:family="table-column">
      <style:table-column-properties fo:break-before="auto" style:column-width="2.06375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0.9525cm"/>
    </style:style>
    <style:style style:name="co10" style:family="table-column">
      <style:table-column-properties fo:break-before="auto" style:column-width="15.001875cm"/>
    </style:style>
    <style:style style:name="co11" style:family="table-column">
      <style:table-column-properties fo:break-before="auto" style:column-width="13.97cm" style:use-optimal-column-width="true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2.11666666666667cm"/>
    </style:style>
    <style:style style:name="ro1" style:family="table-row">
      <style:table-row-properties style:row-height="10.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ts_de_base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number-columns-repeated="1012" table:default-cell-style-name="ce6"/>
        <table:table-column table:style-name="co13" table:number-columns-repeated="15360" table:default-cell-style-name="ce1"/>
        <table:table-row table:style-name="ro1">
          <table:table-cell office:value-type="string" table:number-columns-spanned="9" table:number-rows-spanned="1" table:style-name="ce9">
            <text:p>PLAT</text:p>
          </table:table-cell>
          <table:covered-table-cell table:number-columns-repeated="8"/>
          <table:table-cell table:number-columns-repeated="2" table:style-name="ce2"/>
          <table:table-cell table:number-columns-repeated="16373" table:style-name="ce3"/>
        </table:table-row>
        <table:table-row table:style-name="ro1">
          <table:table-cell office:value-type="string" table:style-name="ce4">
            <text:p>PLA_NUM</text:p>
          </table:table-cell>
          <table:table-cell office:value-type="string" table:style-name="ce4">
            <text:p>PLA_NOM</text:p>
          </table:table-cell>
          <table:table-cell office:value-type="string" table:style-name="ce2">
            <text:p>PLA_MENU</text:p>
          </table:table-cell>
          <table:table-cell office:value-type="string" table:style-name="ce2">
            <text:p>PLA_PRIX_VENTE</text:p>
            <text:p>_UNIT_HT</text:p>
          </table:table-cell>
          <table:table-cell office:value-type="string" table:style-name="ce2">
            <text:p>PLA_PRIX_ACHAT</text:p>
            <text:p>_UNIT_HT</text:p>
          </table:table-cell>
          <table:table-cell office:value-type="string" table:style-name="ce2">
            <text:p>PLA_TVA</text:p>
          </table:table-cell>
          <table:table-cell office:value-type="string" table:style-name="ce2">
            <text:p>PLA_</text:p>
            <text:p>PROMOTION</text:p>
          </table:table-cell>
          <table:table-cell office:value-type="string" table:style-name="ce2">
            <text:p>PLA_NB</text:p>
            <text:p>_POINTS</text:p>
          </table:table-cell>
          <table:table-cell office:value-type="string" table:style-name="ce2">
            <text:p>PLA_DUREE</text:p>
            <text:p>_PREPARATION</text:p>
          </table:table-cell>
          <table:table-cell table:style-name="ce5"/>
          <table:table-cell office:value-type="string" table:style-name="ce2">
            <text:p>SQL PLAT</text:p>
          </table:table-cell>
          <table:table-cell office:value-type="string" table:style-name="ce2">
            <text:p>SQL Autres</text:p>
          </table:table-cell>
          <table:table-cell table:number-columns-repeated="16372" table:style-name="ce3"/>
        </table:table-row>
        <table:table-row table:style-name="ro2">
          <table:table-cell table:number-columns-repeated="2" table:style-name="ce6"/>
          <table:table-cell table:number-columns-repeated="7" table:style-name="ce7"/>
          <table:table-cell table:style-name="ce6"/>
          <table:table-cell office:value-type="string" office:string-value="INSERT INTO CDI_ARTICLE VALUES ('','','','','','','','');" table:formula="of:=&quot;INSERT INTO CDI_ARTICLE VALUES ('&quot;&amp;[.C3]&amp;&quot;','&quot;&amp;[.D3]&amp;&quot;','&quot;&amp;[.E3]&amp;&quot;','&quot;&amp;[.F3]&amp;&quot;','&quot;&amp;[.G3]&amp;&quot;','&quot;&amp;[.H3]&amp;&quot;','&quot;&amp;[.I3]&amp;&quot;','&quot;&amp;[.J3]&amp;&quot;');&quot;" table:style-name="ce10">
            <text:p>INSERT INTO CDI_ARTICLE VALUES ('','','','','','','','');</text:p>
          </table:table-cell>
          <table:table-cell table:number-columns-repeated="1013" table:style-name="ce6"/>
          <table:table-cell table:number-columns-repeated="15360"/>
        </table:table-row>
        <table:table-row table:style-name="ro2">
          <table:table-cell office:value-type="float" office:value="0" table:style-name="ce8">
            <text:p>0</text:p>
          </table:table-cell>
          <table:table-cell office:value-type="string" table:style-name="ce8">
            <text:p>pas de dessert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5.5" table:style-name="ce7">
            <text:p>5,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6"/>
          <table:table-cell office:value-type="string" office:string-value="insert into rap_plat values('0','pas de dessert','0','0','0','5,5','0','0','0');" table:formula="of:=&quot;insert into rap_plat values('&quot;&amp;[.A4]&amp;&quot;','&quot;&amp;[.B4]&amp;&quot;','&quot;&amp;[.C4]&amp;&quot;','&quot;&amp;[.D4]&amp;&quot;','&quot;&amp;[.E4]&amp;&quot;','&quot;&amp;[.F4]&amp;&quot;','&quot;&amp;[.G4]&amp;&quot;','&quot;&amp;[.H4]&amp;&quot;','&quot;&amp;[.I4]&amp;&quot;');&quot;" table:style-name="ce6">
            <text:p>insert into rap_plat values('0','pas de dessert','0','0','0','5,5','0','0','0');</text:p>
          </table:table-cell>
          <table:table-cell office:value-type="string" office:string-value="insert into rap_dessert values('0'); " table:formula="of:=&quot;insert into rap_dessert values('&quot;&amp;[.A4]&amp;&quot;'); &quot;" table:style-name="ce6">
            <text:p>insert into rap_dessert values('0');<text:s/></text:p>
          </table:table-cell>
          <table:table-cell table:number-columns-repeated="16372"/>
        </table:table-row>
        <table:table-row table:style-name="ro2">
          <table:table-cell office:value-type="float" office:value="1" table:style-name="ce8">
            <text:p>1</text:p>
          </table:table-cell>
          <table:table-cell office:value-type="string" table:style-name="ce8">
            <text:p>Coeur Fondant au chocolat</text:p>
          </table:table-cell>
          <table:table-cell office:value-type="float" office:value="0" table:style-name="ce7">
            <text:p>0</text:p>
          </table:table-cell>
          <table:table-cell office:value-type="float" office:value="2.2999999999999998" table:style-name="ce7">
            <text:p>2,3</text:p>
          </table:table-cell>
          <table:table-cell office:value-type="float" office:value="0.5" table:style-name="ce7">
            <text:p>0,5</text:p>
          </table:table-cell>
          <table:table-cell office:value-type="float" office:value="5.5" table:style-name="ce7">
            <text:p>5,5</text:p>
          </table:table-cell>
          <table:table-cell office:value-type="float" office:value="0" table:style-name="ce7">
            <text:p>0</text:p>
          </table:table-cell>
          <table:table-cell office:value-type="float" office:value="8" table:style-name="ce7">
            <text:p>8</text:p>
          </table:table-cell>
          <table:table-cell office:value-type="float" office:value="3" table:style-name="ce7">
            <text:p>3</text:p>
          </table:table-cell>
          <table:table-cell table:style-name="ce6"/>
          <table:table-cell office:value-type="string" office:string-value="insert into rap_plat values('1','Coeur Fondant au chocolat','0','2,3','0,5','5,5','0','8','3');" table:formula="of:=&quot;insert into rap_plat values('&quot;&amp;[.A5]&amp;&quot;','&quot;&amp;[.B5]&amp;&quot;','&quot;&amp;[.C5]&amp;&quot;','&quot;&amp;[.D5]&amp;&quot;','&quot;&amp;[.E5]&amp;&quot;','&quot;&amp;[.F5]&amp;&quot;','&quot;&amp;[.G5]&amp;&quot;','&quot;&amp;[.H5]&amp;&quot;','&quot;&amp;[.I5]&amp;&quot;');&quot;" table:style-name="ce6">
            <text:p>insert into rap_plat values('1','Coeur Fondant au chocolat','0','2,3','0,5','5,5','0','8','3');</text:p>
          </table:table-cell>
          <table:table-cell office:value-type="string" office:string-value="insert into rap_dessert values('1'); " table:formula="of:=&quot;insert into rap_dessert values('&quot;&amp;[.A5]&amp;&quot;'); &quot;" table:style-name="ce6">
            <text:p>insert into rap_dessert values('1');<text:s/></text:p>
          </table:table-cell>
          <table:table-cell table:number-columns-repeated="16372"/>
        </table:table-row>
        <table:table-row table:style-name="ro2">
          <table:table-cell office:value-type="float" office:value="2" table:style-name="ce8">
            <text:p>2</text:p>
          </table:table-cell>
          <table:table-cell office:value-type="string" table:style-name="ce8">
            <text:p>Tiramisu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0.6" table:style-name="ce7">
            <text:p>0,6</text:p>
          </table:table-cell>
          <table:table-cell office:value-type="float" office:value="5.5" table:style-name="ce7">
            <text:p>5,5</text:p>
          </table:table-cell>
          <table:table-cell office:value-type="float" office:value="0" table:style-name="ce7">
            <text:p>0</text:p>
          </table:table-cell>
          <table:table-cell office:value-type="float" office:value="8" table:style-name="ce7">
            <text:p>8</text:p>
          </table:table-cell>
          <table:table-cell office:value-type="float" office:value="0" table:style-name="ce7">
            <text:p>0</text:p>
          </table:table-cell>
          <table:table-cell table:style-name="ce6"/>
          <table:table-cell office:value-type="string" office:string-value="insert into rap_plat values('2','Tiramisu','0','2','0,6','5,5','0','8','0');" table:formula="of:=&quot;insert into rap_plat values('&quot;&amp;[.A6]&amp;&quot;','&quot;&amp;[.B6]&amp;&quot;','&quot;&amp;[.C6]&amp;&quot;','&quot;&amp;[.D6]&amp;&quot;','&quot;&amp;[.E6]&amp;&quot;','&quot;&amp;[.F6]&amp;&quot;','&quot;&amp;[.G6]&amp;&quot;','&quot;&amp;[.H6]&amp;&quot;','&quot;&amp;[.I6]&amp;&quot;');&quot;" table:style-name="ce6">
            <text:p>insert into rap_plat values('2','Tiramisu','0','2','0,6','5,5','0','8','0');</text:p>
          </table:table-cell>
          <table:table-cell office:value-type="string" office:string-value="insert into rap_dessert values('2'); " table:formula="of:=&quot;insert into rap_dessert values('&quot;&amp;[.A6]&amp;&quot;'); &quot;" table:style-name="ce6">
            <text:p>insert into rap_dessert values('2');<text:s/></text:p>
          </table:table-cell>
          <table:table-cell table:number-columns-repeated="16372"/>
        </table:table-row>
        <table:table-row table:style-name="ro2">
          <table:table-cell office:value-type="float" office:value="3" table:style-name="ce8">
            <text:p>3</text:p>
          </table:table-cell>
          <table:table-cell office:value-type="string" table:style-name="ce8">
            <text:p>Magnum classic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0.7" table:style-name="ce7">
            <text:p>0,7</text:p>
          </table:table-cell>
          <table:table-cell office:value-type="float" office:value="5.5" table:style-name="ce7">
            <text:p>5,5</text:p>
          </table:table-cell>
          <table:table-cell office:value-type="float" office:value="0" table:style-name="ce7">
            <text:p>0</text:p>
          </table:table-cell>
          <table:table-cell office:value-type="float" office:value="8" table:style-name="ce7">
            <text:p>8</text:p>
          </table:table-cell>
          <table:table-cell office:value-type="float" office:value="0" table:style-name="ce7">
            <text:p>0</text:p>
          </table:table-cell>
          <table:table-cell table:style-name="ce6"/>
          <table:table-cell office:value-type="string" office:string-value="insert into rap_plat values('3','Magnum classic','0','2','0,7','5,5','0','8','0');" table:formula="of:=&quot;insert into rap_plat values('&quot;&amp;[.A7]&amp;&quot;','&quot;&amp;[.B7]&amp;&quot;','&quot;&amp;[.C7]&amp;&quot;','&quot;&amp;[.D7]&amp;&quot;','&quot;&amp;[.E7]&amp;&quot;','&quot;&amp;[.F7]&amp;&quot;','&quot;&amp;[.G7]&amp;&quot;','&quot;&amp;[.H7]&amp;&quot;','&quot;&amp;[.I7]&amp;&quot;');&quot;" table:style-name="ce6">
            <text:p>insert into rap_plat values('3','Magnum classic','0','2','0,7','5,5','0','8','0');</text:p>
          </table:table-cell>
          <table:table-cell office:value-type="string" office:string-value="insert into rap_dessert values('3'); " table:formula="of:=&quot;insert into rap_dessert values('&quot;&amp;[.A7]&amp;&quot;'); &quot;" table:style-name="ce6">
            <text:p>insert into rap_dessert values('3');<text:s/></text:p>
          </table:table-cell>
          <table:table-cell table:number-columns-repeated="16372"/>
        </table:table-row>
        <table:table-row table:style-name="ro2">
          <table:table-cell office:value-type="float" office:value="4" table:style-name="ce8">
            <text:p>4</text:p>
          </table:table-cell>
          <table:table-cell office:value-type="string" table:style-name="ce8">
            <text:p>Magnum vanille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0.7" table:style-name="ce7">
            <text:p>0,7</text:p>
          </table:table-cell>
          <table:table-cell office:value-type="float" office:value="5.5" table:style-name="ce7">
            <text:p>5,5</text:p>
          </table:table-cell>
          <table:table-cell office:value-type="float" office:value="0" table:style-name="ce7">
            <text:p>0</text:p>
          </table:table-cell>
          <table:table-cell office:value-type="float" office:value="8" table:style-name="ce7">
            <text:p>8</text:p>
          </table:table-cell>
          <table:table-cell office:value-type="float" office:value="0" table:style-name="ce7">
            <text:p>0</text:p>
          </table:table-cell>
          <table:table-cell table:style-name="ce6"/>
          <table:table-cell office:value-type="string" office:string-value="insert into rap_plat values('4','Magnum vanille','0','2','0,7','5,5','0','8','0');" table:formula="of:=&quot;insert into rap_plat values('&quot;&amp;[.A8]&amp;&quot;','&quot;&amp;[.B8]&amp;&quot;','&quot;&amp;[.C8]&amp;&quot;','&quot;&amp;[.D8]&amp;&quot;','&quot;&amp;[.E8]&amp;&quot;','&quot;&amp;[.F8]&amp;&quot;','&quot;&amp;[.G8]&amp;&quot;','&quot;&amp;[.H8]&amp;&quot;','&quot;&amp;[.I8]&amp;&quot;');&quot;" table:style-name="ce6">
            <text:p>insert into rap_plat values('4','Magnum vanille','0','2','0,7','5,5','0','8','0');</text:p>
          </table:table-cell>
          <table:table-cell office:value-type="string" office:string-value="insert into rap_dessert values('4'); " table:formula="of:=&quot;insert into rap_dessert values('&quot;&amp;[.A8]&amp;&quot;'); &quot;" table:style-name="ce6">
            <text:p>insert into rap_dessert values('4');<text:s/></text:p>
          </table:table-cell>
          <table:table-cell table:number-columns-repeated="16372"/>
        </table:table-row>
        <table:table-row table:style-name="ro2">
          <table:table-cell office:value-type="float" office:value="5" table:style-name="ce8">
            <text:p>5</text:p>
          </table:table-cell>
          <table:table-cell office:value-type="string" table:style-name="ce8">
            <text:p>Magnum chocolat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0.7" table:style-name="ce7">
            <text:p>0,7</text:p>
          </table:table-cell>
          <table:table-cell office:value-type="float" office:value="5.5" table:style-name="ce7">
            <text:p>5,5</text:p>
          </table:table-cell>
          <table:table-cell office:value-type="float" office:value="0" table:style-name="ce7">
            <text:p>0</text:p>
          </table:table-cell>
          <table:table-cell office:value-type="float" office:value="8" table:style-name="ce7">
            <text:p>8</text:p>
          </table:table-cell>
          <table:table-cell office:value-type="float" office:value="0" table:style-name="ce7">
            <text:p>0</text:p>
          </table:table-cell>
          <table:table-cell table:style-name="ce6"/>
          <table:table-cell office:value-type="string" office:string-value="insert into rap_plat values('5','Magnum chocolat','0','2','0,7','5,5','0','8','0');" table:formula="of:=&quot;insert into rap_plat values('&quot;&amp;[.A9]&amp;&quot;','&quot;&amp;[.B9]&amp;&quot;','&quot;&amp;[.C9]&amp;&quot;','&quot;&amp;[.D9]&amp;&quot;','&quot;&amp;[.E9]&amp;&quot;','&quot;&amp;[.F9]&amp;&quot;','&quot;&amp;[.G9]&amp;&quot;','&quot;&amp;[.H9]&amp;&quot;','&quot;&amp;[.I9]&amp;&quot;');&quot;" table:style-name="ce6">
            <text:p>insert into rap_plat values('5','Magnum chocolat','0','2','0,7','5,5','0','8','0');</text:p>
          </table:table-cell>
          <table:table-cell office:value-type="string" office:string-value="insert into rap_dessert values('5'); " table:formula="of:=&quot;insert into rap_dessert values('&quot;&amp;[.A9]&amp;&quot;'); &quot;" table:style-name="ce6">
            <text:p>insert into rap_dessert values('5');<text:s/>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10" table:style-name="ce8">
            <text:p>10</text:p>
          </table:table-cell>
          <table:table-cell office:value-type="string" table:style-name="ce8">
            <text:p>Eau plate 33 cl</text:p>
          </table:table-cell>
          <table:table-cell office:value-type="float" office:value="0" table:style-name="ce7">
            <text:p>0</text:p>
          </table:table-cell>
          <table:table-cell office:value-type="float" office:value="0.8" table:style-name="ce7">
            <text:p>0,8</text:p>
          </table:table-cell>
          <table:table-cell office:value-type="float" office:value="0.1" table:style-name="ce7">
            <text:p>0,1</text:p>
          </table:table-cell>
          <table:table-cell office:value-type="float" office:value="5.5" table:style-name="ce7">
            <text:p>5,5</text:p>
          </table:table-cell>
          <table:table-cell office:value-type="float" office:value="0" table:style-name="ce7">
            <text:p>0</text:p>
          </table:table-cell>
          <table:table-cell office:value-type="float" office:value="5" table:style-name="ce7">
            <text:p>5</text:p>
          </table:table-cell>
          <table:table-cell office:value-type="float" office:value="0" table:style-name="ce7">
            <text:p>0</text:p>
          </table:table-cell>
          <table:table-cell table:style-name="ce6"/>
          <table:table-cell office:value-type="string" office:string-value="insert into rap_plat values('10','Eau plate 33 cl','0','0,8','0,1','5,5','0','5','0');" table:formula="of:=&quot;insert into rap_plat values('&quot;&amp;[.A11]&amp;&quot;','&quot;&amp;[.B11]&amp;&quot;','&quot;&amp;[.C11]&amp;&quot;','&quot;&amp;[.D11]&amp;&quot;','&quot;&amp;[.E11]&amp;&quot;','&quot;&amp;[.F11]&amp;&quot;','&quot;&amp;[.G11]&amp;&quot;','&quot;&amp;[.H11]&amp;&quot;','&quot;&amp;[.I11]&amp;&quot;');&quot;" table:style-name="ce6">
            <text:p>insert into rap_plat values('10','Eau plate 33 cl','0','0,8','0,1','5,5','0','5','0');</text:p>
          </table:table-cell>
          <table:table-cell office:value-type="string" office:string-value="insert into rap_boisson values('10'); " table:formula="of:=&quot;insert into rap_boisson values('&quot;&amp;[.A11]&amp;&quot;'); &quot;" table:style-name="ce6">
            <text:p>insert into rap_boisson values('10');<text:s/></text:p>
          </table:table-cell>
          <table:table-cell table:number-columns-repeated="16372"/>
        </table:table-row>
        <table:table-row table:style-name="ro2">
          <table:table-cell office:value-type="float" office:value="20" table:style-name="ce8">
            <text:p>20</text:p>
          </table:table-cell>
          <table:table-cell office:value-type="string" table:style-name="ce8">
            <text:p>Eau gazeuse 25 cl</text:p>
          </table:table-cell>
          <table:table-cell office:value-type="float" office:value="0" table:style-name="ce7">
            <text:p>0</text:p>
          </table:table-cell>
          <table:table-cell office:value-type="float" office:value="1.1000000000000001" table:style-name="ce7">
            <text:p>1,1</text:p>
          </table:table-cell>
          <table:table-cell office:value-type="float" office:value="0.3" table:style-name="ce7">
            <text:p>0,3</text:p>
          </table:table-cell>
          <table:table-cell office:value-type="float" office:value="5.5" table:style-name="ce7">
            <text:p>5,5</text:p>
          </table:table-cell>
          <table:table-cell office:value-type="float" office:value="0" table:style-name="ce7">
            <text:p>0</text:p>
          </table:table-cell>
          <table:table-cell office:value-type="float" office:value="5" table:style-name="ce7">
            <text:p>5</text:p>
          </table:table-cell>
          <table:table-cell office:value-type="float" office:value="0" table:style-name="ce7">
            <text:p>0</text:p>
          </table:table-cell>
          <table:table-cell table:style-name="ce6"/>
          <table:table-cell office:value-type="string" office:string-value="insert into rap_plat values('20','Eau gazeuse 25 cl','0','1,1','0,3','5,5','0','5','0');" table:formula="of:=&quot;insert into rap_plat values('&quot;&amp;[.A12]&amp;&quot;','&quot;&amp;[.B12]&amp;&quot;','&quot;&amp;[.C12]&amp;&quot;','&quot;&amp;[.D12]&amp;&quot;','&quot;&amp;[.E12]&amp;&quot;','&quot;&amp;[.F12]&amp;&quot;','&quot;&amp;[.G12]&amp;&quot;','&quot;&amp;[.H12]&amp;&quot;','&quot;&amp;[.I12]&amp;&quot;');&quot;" table:style-name="ce6">
            <text:p>insert into rap_plat values('20','Eau gazeuse 25 cl','0','1,1','0,3','5,5','0','5','0');</text:p>
          </table:table-cell>
          <table:table-cell office:value-type="string" office:string-value="insert into rap_boisson values('20'); " table:formula="of:=&quot;insert into rap_boisson values('&quot;&amp;[.A12]&amp;&quot;'); &quot;" table:style-name="ce6">
            <text:p>insert into rap_boisson values('20');<text:s/></text:p>
          </table:table-cell>
          <table:table-cell table:number-columns-repeated="16372"/>
        </table:table-row>
        <table:table-row table:style-name="ro2">
          <table:table-cell office:value-type="float" office:value="30" table:style-name="ce8">
            <text:p>30</text:p>
          </table:table-cell>
          <table:table-cell office:value-type="string" table:style-name="ce8">
            <text:p>C3 cola 33 cl</text:p>
          </table:table-cell>
          <table:table-cell office:value-type="float" office:value="0" table:style-name="ce7">
            <text:p>0</text:p>
          </table:table-cell>
          <table:table-cell office:value-type="float" office:value="1.3" table:style-name="ce7">
            <text:p>1,3</text:p>
          </table:table-cell>
          <table:table-cell office:value-type="float" office:value="0.1" table:style-name="ce7">
            <text:p>0,1</text:p>
          </table:table-cell>
          <table:table-cell office:value-type="float" office:value="5.5" table:style-name="ce7">
            <text:p>5,5</text:p>
          </table:table-cell>
          <table:table-cell office:value-type="float" office:value="0" table:style-name="ce7">
            <text:p>0</text:p>
          </table:table-cell>
          <table:table-cell office:value-type="float" office:value="5" table:style-name="ce7">
            <text:p>5</text:p>
          </table:table-cell>
          <table:table-cell office:value-type="float" office:value="0" table:style-name="ce7">
            <text:p>0</text:p>
          </table:table-cell>
          <table:table-cell table:style-name="ce6"/>
          <table:table-cell office:value-type="string" office:string-value="insert into rap_plat values('30','C3 cola 33 cl','0','1,3','0,1','5,5','0','5','0');" table:formula="of:=&quot;insert into rap_plat values('&quot;&amp;[.A13]&amp;&quot;','&quot;&amp;[.B13]&amp;&quot;','&quot;&amp;[.C13]&amp;&quot;','&quot;&amp;[.D13]&amp;&quot;','&quot;&amp;[.E13]&amp;&quot;','&quot;&amp;[.F13]&amp;&quot;','&quot;&amp;[.G13]&amp;&quot;','&quot;&amp;[.H13]&amp;&quot;','&quot;&amp;[.I13]&amp;&quot;');&quot;" table:style-name="ce6">
            <text:p>insert into rap_plat values('30','C3 cola 33 cl','0','1,3','0,1','5,5','0','5','0');</text:p>
          </table:table-cell>
          <table:table-cell office:value-type="string" office:string-value="insert into rap_boisson values('30'); " table:formula="of:=&quot;insert into rap_boisson values('&quot;&amp;[.A13]&amp;&quot;'); &quot;" table:style-name="ce6">
            <text:p>insert into rap_boisson values('30');<text:s/></text:p>
          </table:table-cell>
          <table:table-cell table:number-columns-repeated="16372"/>
        </table:table-row>
        <table:table-row table:style-name="ro2">
          <table:table-cell office:value-type="float" office:value="40" table:style-name="ce8">
            <text:p>40</text:p>
          </table:table-cell>
          <table:table-cell office:value-type="string" table:style-name="ce8">
            <text:p>Jus d''orange 25 cl</text:p>
          </table:table-cell>
          <table:table-cell office:value-type="float" office:value="0" table:style-name="ce7">
            <text:p>0</text:p>
          </table:table-cell>
          <table:table-cell office:value-type="float" office:value="0.9" table:style-name="ce7">
            <text:p>0,9</text:p>
          </table:table-cell>
          <table:table-cell office:value-type="float" office:value="0.2" table:style-name="ce7">
            <text:p>0,2</text:p>
          </table:table-cell>
          <table:table-cell office:value-type="float" office:value="5.5" table:style-name="ce7">
            <text:p>5,5</text:p>
          </table:table-cell>
          <table:table-cell office:value-type="float" office:value="0" table:style-name="ce7">
            <text:p>0</text:p>
          </table:table-cell>
          <table:table-cell office:value-type="float" office:value="5" table:style-name="ce7">
            <text:p>5</text:p>
          </table:table-cell>
          <table:table-cell office:value-type="float" office:value="0" table:style-name="ce7">
            <text:p>0</text:p>
          </table:table-cell>
          <table:table-cell table:style-name="ce6"/>
          <table:table-cell office:value-type="string" office:string-value="insert into rap_plat values('40','Jus d''orange 25 cl','0','0,9','0,2','5,5','0','5','0');" table:formula="of:=&quot;insert into rap_plat values('&quot;&amp;[.A14]&amp;&quot;','&quot;&amp;[.B14]&amp;&quot;','&quot;&amp;[.C14]&amp;&quot;','&quot;&amp;[.D14]&amp;&quot;','&quot;&amp;[.E14]&amp;&quot;','&quot;&amp;[.F14]&amp;&quot;','&quot;&amp;[.G14]&amp;&quot;','&quot;&amp;[.H14]&amp;&quot;','&quot;&amp;[.I14]&amp;&quot;');&quot;" table:style-name="ce6">
            <text:p>insert into rap_plat values('40','Jus d''orange 25 cl','0','0,9','0,2','5,5','0','5','0');</text:p>
          </table:table-cell>
          <table:table-cell office:value-type="string" office:string-value="insert into rap_boisson values('40'); " table:formula="of:=&quot;insert into rap_boisson values('&quot;&amp;[.A14]&amp;&quot;'); &quot;" table:style-name="ce6">
            <text:p>insert into rap_boisson values('40');<text:s/></text:p>
          </table:table-cell>
          <table:table-cell table:number-columns-repeated="16372"/>
        </table:table-row>
        <table:table-row table:style-name="ro2">
          <table:table-cell office:value-type="float" office:value="50" table:style-name="ce8">
            <text:p>50</text:p>
          </table:table-cell>
          <table:table-cell office:value-type="string" table:style-name="ce8">
            <text:p>Britel Délices 25 cl</text:p>
          </table:table-cell>
          <table:table-cell office:value-type="float" office:value="0" table:style-name="ce7">
            <text:p>0</text:p>
          </table:table-cell>
          <table:table-cell office:value-type="float" office:value="1.3" table:style-name="ce7">
            <text:p>1,3</text:p>
          </table:table-cell>
          <table:table-cell office:value-type="float" office:value="0.25" table:style-name="ce7">
            <text:p>0,25</text:p>
          </table:table-cell>
          <table:table-cell office:value-type="float" office:value="5.5" table:style-name="ce7">
            <text:p>5,5</text:p>
          </table:table-cell>
          <table:table-cell office:value-type="float" office:value="0" table:style-name="ce7">
            <text:p>0</text:p>
          </table:table-cell>
          <table:table-cell office:value-type="float" office:value="5" table:style-name="ce7">
            <text:p>5</text:p>
          </table:table-cell>
          <table:table-cell office:value-type="float" office:value="0" table:style-name="ce7">
            <text:p>0</text:p>
          </table:table-cell>
          <table:table-cell table:style-name="ce6"/>
          <table:table-cell office:value-type="string" office:string-value="insert into rap_plat values('50','Britel Délices 25 cl','0','1,3','0,25','5,5','0','5','0');" table:formula="of:=&quot;insert into rap_plat values('&quot;&amp;[.A15]&amp;&quot;','&quot;&amp;[.B15]&amp;&quot;','&quot;&amp;[.C15]&amp;&quot;','&quot;&amp;[.D15]&amp;&quot;','&quot;&amp;[.E15]&amp;&quot;','&quot;&amp;[.F15]&amp;&quot;','&quot;&amp;[.G15]&amp;&quot;','&quot;&amp;[.H15]&amp;&quot;','&quot;&amp;[.I15]&amp;&quot;');&quot;" table:style-name="ce6">
            <text:p>insert into rap_plat values('50','Britel Délices 25 cl','0','1,3','0,25','5,5','0','5','0');</text:p>
          </table:table-cell>
          <table:table-cell office:value-type="string" office:string-value="insert into rap_boisson values('50'); " table:formula="of:=&quot;insert into rap_boisson values('&quot;&amp;[.A15]&amp;&quot;'); &quot;" table:style-name="ce6">
            <text:p>insert into rap_boisson values('50');<text:s/></text:p>
          </table:table-cell>
          <table:table-cell table:number-columns-repeated="16372"/>
        </table:table-row>
        <table:table-row table:style-name="ro2">
          <table:table-cell office:value-type="float" office:value="60" table:style-name="ce8">
            <text:p>60</text:p>
          </table:table-cell>
          <table:table-cell office:value-type="string" table:style-name="ce8">
            <text:p>Dronembourg 33 cl</text:p>
          </table:table-cell>
          <table:table-cell office:value-type="float" office:value="0" table:style-name="ce7">
            <text:p>0</text:p>
          </table:table-cell>
          <table:table-cell office:value-type="float" office:value="1.5" table:style-name="ce7">
            <text:p>1,5</text:p>
          </table:table-cell>
          <table:table-cell office:value-type="float" office:value="0.35" table:style-name="ce7">
            <text:p>0,35</text:p>
          </table:table-cell>
          <table:table-cell office:value-type="float" office:value="20" table:style-name="ce7">
            <text:p>20</text:p>
          </table:table-cell>
          <table:table-cell office:value-type="float" office:value="0" table:style-name="ce7">
            <text:p>0</text:p>
          </table:table-cell>
          <table:table-cell office:value-type="float" office:value="5" table:style-name="ce7">
            <text:p>5</text:p>
          </table:table-cell>
          <table:table-cell office:value-type="float" office:value="0" table:style-name="ce7">
            <text:p>0</text:p>
          </table:table-cell>
          <table:table-cell table:style-name="ce6"/>
          <table:table-cell office:value-type="string" office:string-value="insert into rap_plat values('60','Dronembourg 33 cl','0','1,5','0,35','20','0','5','0');" table:formula="of:=&quot;insert into rap_plat values('&quot;&amp;[.A16]&amp;&quot;','&quot;&amp;[.B16]&amp;&quot;','&quot;&amp;[.C16]&amp;&quot;','&quot;&amp;[.D16]&amp;&quot;','&quot;&amp;[.E16]&amp;&quot;','&quot;&amp;[.F16]&amp;&quot;','&quot;&amp;[.G16]&amp;&quot;','&quot;&amp;[.H16]&amp;&quot;','&quot;&amp;[.I16]&amp;&quot;');&quot;" table:style-name="ce6">
            <text:p>insert into rap_plat values('60','Dronembourg 33 cl','0','1,5','0,35','20','0','5','0');</text:p>
          </table:table-cell>
          <table:table-cell office:value-type="string" office:string-value="insert into rap_boisson values('60'); " table:formula="of:=&quot;insert into rap_boisson values('&quot;&amp;[.A16]&amp;&quot;'); &quot;" table:style-name="ce6">
            <text:p>insert into rap_boisson values('60');<text:s/>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100" table:style-name="ce8">
            <text:p>100</text:p>
          </table:table-cell>
          <table:table-cell office:value-type="string" table:style-name="ce8">
            <text:p>Salade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.2" table:style-name="ce7">
            <text:p>0,2</text:p>
          </table:table-cell>
          <table:table-cell office:value-type="float" office:value="5.5" table:style-name="ce7">
            <text:p>5,5</text:p>
          </table:table-cell>
          <table:table-cell office:value-type="float" office:value="0" table:style-name="ce7">
            <text:p>0</text:p>
          </table:table-cell>
          <table:table-cell office:value-type="float" office:value="6" table:style-name="ce7">
            <text:p>6</text:p>
          </table:table-cell>
          <table:table-cell office:value-type="float" office:value="0" table:style-name="ce7">
            <text:p>0</text:p>
          </table:table-cell>
          <table:table-cell table:style-name="ce6"/>
          <table:table-cell office:value-type="string" office:string-value="insert into rap_plat values('100','Salade','0','1','0,2','5,5','0','6','0');" table:formula="of:=&quot;insert into rap_plat values('&quot;&amp;[.A18]&amp;&quot;','&quot;&amp;[.B18]&amp;&quot;','&quot;&amp;[.C18]&amp;&quot;','&quot;&amp;[.D18]&amp;&quot;','&quot;&amp;[.E18]&amp;&quot;','&quot;&amp;[.F18]&amp;&quot;','&quot;&amp;[.G18]&amp;&quot;','&quot;&amp;[.H18]&amp;&quot;','&quot;&amp;[.I18]&amp;&quot;');&quot;" table:style-name="ce6">
            <text:p>insert into rap_plat values('100','Salade','0','1','0,2','5,5','0','6','0');</text:p>
          </table:table-cell>
          <table:table-cell office:value-type="string" office:string-value="insert into rap_legume values('100'); " table:formula="of:=&quot;insert into rap_legume values('&quot;&amp;[.A18]&amp;&quot;'); &quot;" table:style-name="ce6">
            <text:p>insert into rap_legume values('100');<text:s/></text:p>
          </table:table-cell>
          <table:table-cell table:number-columns-repeated="16372"/>
        </table:table-row>
        <table:table-row table:style-name="ro2">
          <table:table-cell office:value-type="float" office:value="200" table:style-name="ce8">
            <text:p>200</text:p>
          </table:table-cell>
          <table:table-cell office:value-type="string" table:style-name="ce8">
            <text:p>Petite Frites natures</text:p>
          </table:table-cell>
          <table:table-cell office:value-type="float" office:value="0" table:style-name="ce7">
            <text:p>0</text:p>
          </table:table-cell>
          <table:table-cell office:value-type="float" office:value="1.4" table:style-name="ce7">
            <text:p>1,4</text:p>
          </table:table-cell>
          <table:table-cell office:value-type="float" office:value="0.3" table:style-name="ce7">
            <text:p>0,3</text:p>
          </table:table-cell>
          <table:table-cell office:value-type="float" office:value="5.5" table:style-name="ce7">
            <text:p>5,5</text:p>
          </table:table-cell>
          <table:table-cell office:value-type="float" office:value="0" table:style-name="ce7">
            <text:p>0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table:style-name="ce6"/>
          <table:table-cell office:value-type="string" office:string-value="insert into rap_plat values('200','Petite Frites natures','0','1,4','0,3','5,5','0','5','6');" table:formula="of:=&quot;insert into rap_plat values('&quot;&amp;[.A19]&amp;&quot;','&quot;&amp;[.B19]&amp;&quot;','&quot;&amp;[.C19]&amp;&quot;','&quot;&amp;[.D19]&amp;&quot;','&quot;&amp;[.E19]&amp;&quot;','&quot;&amp;[.F19]&amp;&quot;','&quot;&amp;[.G19]&amp;&quot;','&quot;&amp;[.H19]&amp;&quot;','&quot;&amp;[.I19]&amp;&quot;');&quot;" table:style-name="ce6">
            <text:p>insert into rap_plat values('200','Petite Frites natures','0','1,4','0,3','5,5','0','5','6');</text:p>
          </table:table-cell>
          <table:table-cell office:value-type="string" office:string-value="insert into rap_legume values('200'); " table:formula="of:=&quot;insert into rap_legume values('&quot;&amp;[.A19]&amp;&quot;'); &quot;" table:style-name="ce6">
            <text:p>insert into rap_legume values('200');<text:s/></text:p>
          </table:table-cell>
          <table:table-cell table:number-columns-repeated="16372"/>
        </table:table-row>
        <table:table-row table:style-name="ro2">
          <table:table-cell office:value-type="float" office:value="300" table:style-name="ce8">
            <text:p>300</text:p>
          </table:table-cell>
          <table:table-cell office:value-type="string" table:style-name="ce8">
            <text:p>Petite Frites Ketchup</text:p>
          </table:table-cell>
          <table:table-cell office:value-type="float" office:value="0" table:style-name="ce7">
            <text:p>0</text:p>
          </table:table-cell>
          <table:table-cell office:value-type="float" office:value="1.4" table:style-name="ce7">
            <text:p>1,4</text:p>
          </table:table-cell>
          <table:table-cell office:value-type="float" office:value="0.3" table:style-name="ce7">
            <text:p>0,3</text:p>
          </table:table-cell>
          <table:table-cell office:value-type="float" office:value="5.5" table:style-name="ce7">
            <text:p>5,5</text:p>
          </table:table-cell>
          <table:table-cell office:value-type="float" office:value="0" table:style-name="ce7">
            <text:p>0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table:style-name="ce6"/>
          <table:table-cell office:value-type="string" office:string-value="insert into rap_plat values('300','Petite Frites Ketchup','0','1,4','0,3','5,5','0','5','6');" table:formula="of:=&quot;insert into rap_plat values('&quot;&amp;[.A20]&amp;&quot;','&quot;&amp;[.B20]&amp;&quot;','&quot;&amp;[.C20]&amp;&quot;','&quot;&amp;[.D20]&amp;&quot;','&quot;&amp;[.E20]&amp;&quot;','&quot;&amp;[.F20]&amp;&quot;','&quot;&amp;[.G20]&amp;&quot;','&quot;&amp;[.H20]&amp;&quot;','&quot;&amp;[.I20]&amp;&quot;');&quot;" table:style-name="ce6">
            <text:p>insert into rap_plat values('300','Petite Frites Ketchup','0','1,4','0,3','5,5','0','5','6');</text:p>
          </table:table-cell>
          <table:table-cell office:value-type="string" office:string-value="insert into rap_legume values('300'); " table:formula="of:=&quot;insert into rap_legume values('&quot;&amp;[.A20]&amp;&quot;'); &quot;" table:style-name="ce6">
            <text:p>insert into rap_legume values('300');<text:s/></text:p>
          </table:table-cell>
          <table:table-cell table:number-columns-repeated="16372"/>
        </table:table-row>
        <table:table-row table:style-name="ro2">
          <table:table-cell office:value-type="float" office:value="400" table:style-name="ce8">
            <text:p>400</text:p>
          </table:table-cell>
          <table:table-cell office:value-type="string" table:style-name="ce8">
            <text:p>Petite Frites Mayonnaise</text:p>
          </table:table-cell>
          <table:table-cell office:value-type="float" office:value="0" table:style-name="ce7">
            <text:p>0</text:p>
          </table:table-cell>
          <table:table-cell office:value-type="float" office:value="1.4" table:style-name="ce7">
            <text:p>1,4</text:p>
          </table:table-cell>
          <table:table-cell office:value-type="float" office:value="0.3" table:style-name="ce7">
            <text:p>0,3</text:p>
          </table:table-cell>
          <table:table-cell office:value-type="float" office:value="5.5" table:style-name="ce7">
            <text:p>5,5</text:p>
          </table:table-cell>
          <table:table-cell office:value-type="float" office:value="0" table:style-name="ce7">
            <text:p>0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table:style-name="ce6"/>
          <table:table-cell office:value-type="string" office:string-value="insert into rap_plat values('400','Petite Frites Mayonnaise','0','1,4','0,3','5,5','0','5','6');" table:formula="of:=&quot;insert into rap_plat values('&quot;&amp;[.A21]&amp;&quot;','&quot;&amp;[.B21]&amp;&quot;','&quot;&amp;[.C21]&amp;&quot;','&quot;&amp;[.D21]&amp;&quot;','&quot;&amp;[.E21]&amp;&quot;','&quot;&amp;[.F21]&amp;&quot;','&quot;&amp;[.G21]&amp;&quot;','&quot;&amp;[.H21]&amp;&quot;','&quot;&amp;[.I21]&amp;&quot;');&quot;" table:style-name="ce6">
            <text:p>insert into rap_plat values('400','Petite Frites Mayonnaise','0','1,4','0,3','5,5','0','5','6');</text:p>
          </table:table-cell>
          <table:table-cell office:value-type="string" office:string-value="insert into rap_legume values('400'); " table:formula="of:=&quot;insert into rap_legume values('&quot;&amp;[.A21]&amp;&quot;'); &quot;" table:style-name="ce6">
            <text:p>insert into rap_legume values('400');<text:s/></text:p>
          </table:table-cell>
          <table:table-cell table:number-columns-repeated="16372"/>
        </table:table-row>
        <table:table-row table:style-name="ro2">
          <table:table-cell office:value-type="float" office:value="500" table:style-name="ce8">
            <text:p>500</text:p>
          </table:table-cell>
          <table:table-cell office:value-type="string" table:style-name="ce8">
            <text:p>Petite Frites Moutarde</text:p>
          </table:table-cell>
          <table:table-cell office:value-type="float" office:value="0" table:style-name="ce7">
            <text:p>0</text:p>
          </table:table-cell>
          <table:table-cell office:value-type="float" office:value="1.4" table:style-name="ce7">
            <text:p>1,4</text:p>
          </table:table-cell>
          <table:table-cell office:value-type="float" office:value="0.3" table:style-name="ce7">
            <text:p>0,3</text:p>
          </table:table-cell>
          <table:table-cell office:value-type="float" office:value="5.5" table:style-name="ce7">
            <text:p>5,5</text:p>
          </table:table-cell>
          <table:table-cell office:value-type="float" office:value="0" table:style-name="ce7">
            <text:p>0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table:style-name="ce6"/>
          <table:table-cell office:value-type="string" office:string-value="insert into rap_plat values('500','Petite Frites Moutarde','0','1,4','0,3','5,5','0','5','6');" table:formula="of:=&quot;insert into rap_plat values('&quot;&amp;[.A22]&amp;&quot;','&quot;&amp;[.B22]&amp;&quot;','&quot;&amp;[.C22]&amp;&quot;','&quot;&amp;[.D22]&amp;&quot;','&quot;&amp;[.E22]&amp;&quot;','&quot;&amp;[.F22]&amp;&quot;','&quot;&amp;[.G22]&amp;&quot;','&quot;&amp;[.H22]&amp;&quot;','&quot;&amp;[.I22]&amp;&quot;');&quot;" table:style-name="ce6">
            <text:p>insert into rap_plat values('500','Petite Frites Moutarde','0','1,4','0,3','5,5','0','5','6');</text:p>
          </table:table-cell>
          <table:table-cell office:value-type="string" office:string-value="insert into rap_legume values('500'); " table:formula="of:=&quot;insert into rap_legume values('&quot;&amp;[.A22]&amp;&quot;'); &quot;" table:style-name="ce6">
            <text:p>insert into rap_legume values('500');<text:s/></text:p>
          </table:table-cell>
          <table:table-cell table:number-columns-repeated="16372"/>
        </table:table-row>
        <table:table-row table:style-name="ro2">
          <table:table-cell office:value-type="float" office:value="600" table:style-name="ce8">
            <text:p>600</text:p>
          </table:table-cell>
          <table:table-cell office:value-type="string" table:style-name="ce8">
            <text:p>Moyenne Frites natures</text:p>
          </table:table-cell>
          <table:table-cell office:value-type="float" office:value="0" table:style-name="ce7">
            <text:p>0</text:p>
          </table:table-cell>
          <table:table-cell office:value-type="float" office:value="1.8" table:style-name="ce7">
            <text:p>1,8</text:p>
          </table:table-cell>
          <table:table-cell office:value-type="float" office:value="0.35" table:style-name="ce7">
            <text:p>0,35</text:p>
          </table:table-cell>
          <table:table-cell office:value-type="float" office:value="5.5" table:style-name="ce7">
            <text:p>5,5</text:p>
          </table:table-cell>
          <table:table-cell office:value-type="float" office:value="0" table:style-name="ce7">
            <text:p>0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table:style-name="ce6"/>
          <table:table-cell office:value-type="string" office:string-value="insert into rap_plat values('600','Moyenne Frites natures','0','1,8','0,35','5,5','0','6','6');" table:formula="of:=&quot;insert into rap_plat values('&quot;&amp;[.A23]&amp;&quot;','&quot;&amp;[.B23]&amp;&quot;','&quot;&amp;[.C23]&amp;&quot;','&quot;&amp;[.D23]&amp;&quot;','&quot;&amp;[.E23]&amp;&quot;','&quot;&amp;[.F23]&amp;&quot;','&quot;&amp;[.G23]&amp;&quot;','&quot;&amp;[.H23]&amp;&quot;','&quot;&amp;[.I23]&amp;&quot;');&quot;" table:style-name="ce6">
            <text:p>insert into rap_plat values('600','Moyenne Frites natures','0','1,8','0,35','5,5','0','6','6');</text:p>
          </table:table-cell>
          <table:table-cell office:value-type="string" office:string-value="insert into rap_legume values('600'); " table:formula="of:=&quot;insert into rap_legume values('&quot;&amp;[.A23]&amp;&quot;'); &quot;" table:style-name="ce6">
            <text:p>insert into rap_legume values('600');<text:s/></text:p>
          </table:table-cell>
          <table:table-cell table:number-columns-repeated="16372"/>
        </table:table-row>
        <table:table-row table:style-name="ro2">
          <table:table-cell office:value-type="float" office:value="700" table:style-name="ce8">
            <text:p>700</text:p>
          </table:table-cell>
          <table:table-cell office:value-type="string" table:style-name="ce8">
            <text:p>Moyenne Frites Ketchup</text:p>
          </table:table-cell>
          <table:table-cell office:value-type="float" office:value="0" table:style-name="ce7">
            <text:p>0</text:p>
          </table:table-cell>
          <table:table-cell office:value-type="float" office:value="1.8" table:style-name="ce7">
            <text:p>1,8</text:p>
          </table:table-cell>
          <table:table-cell office:value-type="float" office:value="0.35" table:style-name="ce7">
            <text:p>0,35</text:p>
          </table:table-cell>
          <table:table-cell office:value-type="float" office:value="5.5" table:style-name="ce7">
            <text:p>5,5</text:p>
          </table:table-cell>
          <table:table-cell office:value-type="float" office:value="0" table:style-name="ce7">
            <text:p>0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table:style-name="ce6"/>
          <table:table-cell office:value-type="string" office:string-value="insert into rap_plat values('700','Moyenne Frites Ketchup','0','1,8','0,35','5,5','0','6','6');" table:formula="of:=&quot;insert into rap_plat values('&quot;&amp;[.A24]&amp;&quot;','&quot;&amp;[.B24]&amp;&quot;','&quot;&amp;[.C24]&amp;&quot;','&quot;&amp;[.D24]&amp;&quot;','&quot;&amp;[.E24]&amp;&quot;','&quot;&amp;[.F24]&amp;&quot;','&quot;&amp;[.G24]&amp;&quot;','&quot;&amp;[.H24]&amp;&quot;','&quot;&amp;[.I24]&amp;&quot;');&quot;" table:style-name="ce6">
            <text:p>insert into rap_plat values('700','Moyenne Frites Ketchup','0','1,8','0,35','5,5','0','6','6');</text:p>
          </table:table-cell>
          <table:table-cell office:value-type="string" office:string-value="insert into rap_legume values('700'); " table:formula="of:=&quot;insert into rap_legume values('&quot;&amp;[.A24]&amp;&quot;'); &quot;" table:style-name="ce6">
            <text:p>insert into rap_legume values('700');<text:s/></text:p>
          </table:table-cell>
          <table:table-cell table:number-columns-repeated="16372"/>
        </table:table-row>
        <table:table-row table:style-name="ro2">
          <table:table-cell office:value-type="float" office:value="800" table:style-name="ce8">
            <text:p>800</text:p>
          </table:table-cell>
          <table:table-cell office:value-type="string" table:style-name="ce8">
            <text:p>Moyenne Frites Mayonnaise</text:p>
          </table:table-cell>
          <table:table-cell office:value-type="float" office:value="0" table:style-name="ce7">
            <text:p>0</text:p>
          </table:table-cell>
          <table:table-cell office:value-type="float" office:value="1.8" table:style-name="ce7">
            <text:p>1,8</text:p>
          </table:table-cell>
          <table:table-cell office:value-type="float" office:value="0.35" table:style-name="ce7">
            <text:p>0,35</text:p>
          </table:table-cell>
          <table:table-cell office:value-type="float" office:value="5.5" table:style-name="ce7">
            <text:p>5,5</text:p>
          </table:table-cell>
          <table:table-cell office:value-type="float" office:value="0" table:style-name="ce7">
            <text:p>0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table:style-name="ce6"/>
          <table:table-cell office:value-type="string" office:string-value="insert into rap_plat values('800','Moyenne Frites Mayonnaise','0','1,8','0,35','5,5','0','6','6');" table:formula="of:=&quot;insert into rap_plat values('&quot;&amp;[.A25]&amp;&quot;','&quot;&amp;[.B25]&amp;&quot;','&quot;&amp;[.C25]&amp;&quot;','&quot;&amp;[.D25]&amp;&quot;','&quot;&amp;[.E25]&amp;&quot;','&quot;&amp;[.F25]&amp;&quot;','&quot;&amp;[.G25]&amp;&quot;','&quot;&amp;[.H25]&amp;&quot;','&quot;&amp;[.I25]&amp;&quot;');&quot;" table:style-name="ce6">
            <text:p>insert into rap_plat values('800','Moyenne Frites Mayonnaise','0','1,8','0,35','5,5','0','6','6');</text:p>
          </table:table-cell>
          <table:table-cell office:value-type="string" office:string-value="insert into rap_legume values('800'); " table:formula="of:=&quot;insert into rap_legume values('&quot;&amp;[.A25]&amp;&quot;'); &quot;" table:style-name="ce6">
            <text:p>insert into rap_legume values('800');<text:s/></text:p>
          </table:table-cell>
          <table:table-cell table:number-columns-repeated="16372"/>
        </table:table-row>
        <table:table-row table:style-name="ro2">
          <table:table-cell office:value-type="float" office:value="900" table:style-name="ce8">
            <text:p>900</text:p>
          </table:table-cell>
          <table:table-cell office:value-type="string" table:style-name="ce8">
            <text:p>Moyenne Frites Moutarde</text:p>
          </table:table-cell>
          <table:table-cell office:value-type="float" office:value="0" table:style-name="ce7">
            <text:p>0</text:p>
          </table:table-cell>
          <table:table-cell office:value-type="float" office:value="1.8" table:style-name="ce7">
            <text:p>1,8</text:p>
          </table:table-cell>
          <table:table-cell office:value-type="float" office:value="0.35" table:style-name="ce7">
            <text:p>0,35</text:p>
          </table:table-cell>
          <table:table-cell office:value-type="float" office:value="5.5" table:style-name="ce7">
            <text:p>5,5</text:p>
          </table:table-cell>
          <table:table-cell office:value-type="float" office:value="0" table:style-name="ce7">
            <text:p>0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table:style-name="ce6"/>
          <table:table-cell office:value-type="string" office:string-value="insert into rap_plat values('900','Moyenne Frites Moutarde','0','1,8','0,35','5,5','0','6','6');" table:formula="of:=&quot;insert into rap_plat values('&quot;&amp;[.A26]&amp;&quot;','&quot;&amp;[.B26]&amp;&quot;','&quot;&amp;[.C26]&amp;&quot;','&quot;&amp;[.D26]&amp;&quot;','&quot;&amp;[.E26]&amp;&quot;','&quot;&amp;[.F26]&amp;&quot;','&quot;&amp;[.G26]&amp;&quot;','&quot;&amp;[.H26]&amp;&quot;','&quot;&amp;[.I26]&amp;&quot;');&quot;" table:style-name="ce6">
            <text:p>insert into rap_plat values('900','Moyenne Frites Moutarde','0','1,8','0,35','5,5','0','6','6');</text:p>
          </table:table-cell>
          <table:table-cell office:value-type="string" office:string-value="insert into rap_legume values('900'); " table:formula="of:=&quot;insert into rap_legume values('&quot;&amp;[.A26]&amp;&quot;'); &quot;" table:style-name="ce6">
            <text:p>insert into rap_legume values('900');<text:s/>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A00</text:p>
          </table:table-cell>
          <table:table-cell office:value-type="string" table:style-name="ce8">
            <text:p>Grande Frites natures</text:p>
          </table:table-cell>
          <table:table-cell office:value-type="float" office:value="0" table:style-name="ce7">
            <text:p>0</text:p>
          </table:table-cell>
          <table:table-cell office:value-type="float" office:value="2.1" table:style-name="ce7">
            <text:p>2,1</text:p>
          </table:table-cell>
          <table:table-cell office:value-type="float" office:value="0.4" table:style-name="ce7">
            <text:p>0,4</text:p>
          </table:table-cell>
          <table:table-cell office:value-type="float" office:value="5.5" table:style-name="ce7">
            <text:p>5,5</text:p>
          </table:table-cell>
          <table:table-cell office:value-type="float" office:value="0" table:style-name="ce7">
            <text:p>0</text:p>
          </table:table-cell>
          <table:table-cell office:value-type="float" office:value="7" table:style-name="ce7">
            <text:p>7</text:p>
          </table:table-cell>
          <table:table-cell office:value-type="float" office:value="6" table:style-name="ce7">
            <text:p>6</text:p>
          </table:table-cell>
          <table:table-cell table:style-name="ce6"/>
          <table:table-cell office:value-type="string" office:string-value="insert into rap_plat values('A00','Grande Frites natures','0','2,1','0,4','5,5','0','7','6');" table:formula="of:=&quot;insert into rap_plat values('&quot;&amp;[.A27]&amp;&quot;','&quot;&amp;[.B27]&amp;&quot;','&quot;&amp;[.C27]&amp;&quot;','&quot;&amp;[.D27]&amp;&quot;','&quot;&amp;[.E27]&amp;&quot;','&quot;&amp;[.F27]&amp;&quot;','&quot;&amp;[.G27]&amp;&quot;','&quot;&amp;[.H27]&amp;&quot;','&quot;&amp;[.I27]&amp;&quot;');&quot;" table:style-name="ce6">
            <text:p>insert into rap_plat values('A00','Grande Frites natures','0','2,1','0,4','5,5','0','7','6');</text:p>
          </table:table-cell>
          <table:table-cell office:value-type="string" office:string-value="insert into rap_legume values('A00'); " table:formula="of:=&quot;insert into rap_legume values('&quot;&amp;[.A27]&amp;&quot;'); &quot;" table:style-name="ce6">
            <text:p>insert into rap_legume values('A00');<text:s/>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B00</text:p>
          </table:table-cell>
          <table:table-cell office:value-type="string" table:style-name="ce8">
            <text:p>Grande Frites Ketchup</text:p>
          </table:table-cell>
          <table:table-cell office:value-type="float" office:value="0" table:style-name="ce7">
            <text:p>0</text:p>
          </table:table-cell>
          <table:table-cell office:value-type="float" office:value="2.1" table:style-name="ce7">
            <text:p>2,1</text:p>
          </table:table-cell>
          <table:table-cell office:value-type="float" office:value="0.4" table:style-name="ce7">
            <text:p>0,4</text:p>
          </table:table-cell>
          <table:table-cell office:value-type="float" office:value="5.5" table:style-name="ce7">
            <text:p>5,5</text:p>
          </table:table-cell>
          <table:table-cell office:value-type="float" office:value="0" table:style-name="ce7">
            <text:p>0</text:p>
          </table:table-cell>
          <table:table-cell office:value-type="float" office:value="7" table:style-name="ce7">
            <text:p>7</text:p>
          </table:table-cell>
          <table:table-cell office:value-type="float" office:value="6" table:style-name="ce7">
            <text:p>6</text:p>
          </table:table-cell>
          <table:table-cell table:style-name="ce6"/>
          <table:table-cell office:value-type="string" office:string-value="insert into rap_plat values('B00','Grande Frites Ketchup','0','2,1','0,4','5,5','0','7','6');" table:formula="of:=&quot;insert into rap_plat values('&quot;&amp;[.A28]&amp;&quot;','&quot;&amp;[.B28]&amp;&quot;','&quot;&amp;[.C28]&amp;&quot;','&quot;&amp;[.D28]&amp;&quot;','&quot;&amp;[.E28]&amp;&quot;','&quot;&amp;[.F28]&amp;&quot;','&quot;&amp;[.G28]&amp;&quot;','&quot;&amp;[.H28]&amp;&quot;','&quot;&amp;[.I28]&amp;&quot;');&quot;" table:style-name="ce6">
            <text:p>insert into rap_plat values('B00','Grande Frites Ketchup','0','2,1','0,4','5,5','0','7','6');</text:p>
          </table:table-cell>
          <table:table-cell office:value-type="string" office:string-value="insert into rap_legume values('B00'); " table:formula="of:=&quot;insert into rap_legume values('&quot;&amp;[.A28]&amp;&quot;'); &quot;" table:style-name="ce6">
            <text:p>insert into rap_legume values('B00');<text:s/>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C00</text:p>
          </table:table-cell>
          <table:table-cell office:value-type="string" table:style-name="ce8">
            <text:p>Grande Frites Mayonnaise</text:p>
          </table:table-cell>
          <table:table-cell office:value-type="float" office:value="0" table:style-name="ce7">
            <text:p>0</text:p>
          </table:table-cell>
          <table:table-cell office:value-type="float" office:value="2.1" table:style-name="ce7">
            <text:p>2,1</text:p>
          </table:table-cell>
          <table:table-cell office:value-type="float" office:value="0.4" table:style-name="ce7">
            <text:p>0,4</text:p>
          </table:table-cell>
          <table:table-cell office:value-type="float" office:value="5.5" table:style-name="ce7">
            <text:p>5,5</text:p>
          </table:table-cell>
          <table:table-cell office:value-type="float" office:value="0" table:style-name="ce7">
            <text:p>0</text:p>
          </table:table-cell>
          <table:table-cell office:value-type="float" office:value="7" table:style-name="ce7">
            <text:p>7</text:p>
          </table:table-cell>
          <table:table-cell office:value-type="float" office:value="6" table:style-name="ce7">
            <text:p>6</text:p>
          </table:table-cell>
          <table:table-cell table:style-name="ce6"/>
          <table:table-cell office:value-type="string" office:string-value="insert into rap_plat values('C00','Grande Frites Mayonnaise','0','2,1','0,4','5,5','0','7','6');" table:formula="of:=&quot;insert into rap_plat values('&quot;&amp;[.A29]&amp;&quot;','&quot;&amp;[.B29]&amp;&quot;','&quot;&amp;[.C29]&amp;&quot;','&quot;&amp;[.D29]&amp;&quot;','&quot;&amp;[.E29]&amp;&quot;','&quot;&amp;[.F29]&amp;&quot;','&quot;&amp;[.G29]&amp;&quot;','&quot;&amp;[.H29]&amp;&quot;','&quot;&amp;[.I29]&amp;&quot;');&quot;" table:style-name="ce6">
            <text:p>insert into rap_plat values('C00','Grande Frites Mayonnaise','0','2,1','0,4','5,5','0','7','6');</text:p>
          </table:table-cell>
          <table:table-cell office:value-type="string" office:string-value="insert into rap_legume values('C00'); " table:formula="of:=&quot;insert into rap_legume values('&quot;&amp;[.A29]&amp;&quot;'); &quot;" table:style-name="ce6">
            <text:p>insert into rap_legume values('C00');<text:s/>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D00</text:p>
          </table:table-cell>
          <table:table-cell office:value-type="string" table:style-name="ce8">
            <text:p>Grande Frites Moutarde</text:p>
          </table:table-cell>
          <table:table-cell office:value-type="float" office:value="0" table:style-name="ce7">
            <text:p>0</text:p>
          </table:table-cell>
          <table:table-cell office:value-type="float" office:value="2.1" table:style-name="ce7">
            <text:p>2,1</text:p>
          </table:table-cell>
          <table:table-cell office:value-type="float" office:value="0.4" table:style-name="ce7">
            <text:p>0,4</text:p>
          </table:table-cell>
          <table:table-cell office:value-type="float" office:value="5.5" table:style-name="ce7">
            <text:p>5,5</text:p>
          </table:table-cell>
          <table:table-cell office:value-type="float" office:value="0" table:style-name="ce7">
            <text:p>0</text:p>
          </table:table-cell>
          <table:table-cell office:value-type="float" office:value="7" table:style-name="ce7">
            <text:p>7</text:p>
          </table:table-cell>
          <table:table-cell office:value-type="float" office:value="6" table:style-name="ce7">
            <text:p>6</text:p>
          </table:table-cell>
          <table:table-cell table:style-name="ce6"/>
          <table:table-cell office:value-type="string" office:string-value="insert into rap_plat values('D00','Grande Frites Moutarde','0','2,1','0,4','5,5','0','7','6');" table:formula="of:=&quot;insert into rap_plat values('&quot;&amp;[.A30]&amp;&quot;','&quot;&amp;[.B30]&amp;&quot;','&quot;&amp;[.C30]&amp;&quot;','&quot;&amp;[.D30]&amp;&quot;','&quot;&amp;[.E30]&amp;&quot;','&quot;&amp;[.F30]&amp;&quot;','&quot;&amp;[.G30]&amp;&quot;','&quot;&amp;[.H30]&amp;&quot;','&quot;&amp;[.I30]&amp;&quot;');&quot;" table:style-name="ce6">
            <text:p>insert into rap_plat values('D00','Grande Frites Moutarde','0','2,1','0,4','5,5','0','7','6');</text:p>
          </table:table-cell>
          <table:table-cell office:value-type="string" office:string-value="insert into rap_legume values('D00'); " table:formula="of:=&quot;insert into rap_legume values('&quot;&amp;[.A30]&amp;&quot;'); &quot;" table:style-name="ce6">
            <text:p>insert into rap_legume values('D00');<text:s/>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1000" table:style-name="ce8">
            <text:p>1000</text:p>
          </table:table-cell>
          <table:table-cell office:value-type="string" table:style-name="ce8">
            <text:p>Kebab sauce blanche</text:p>
          </table:table-cell>
          <table:table-cell office:value-type="float" office:value="0" table:style-name="ce7">
            <text:p>0</text:p>
          </table:table-cell>
          <table:table-cell office:value-type="float" office:value="5.5" table:style-name="ce7">
            <text:p>5,5</text:p>
          </table:table-cell>
          <table:table-cell office:value-type="float" office:value="1.8" table:style-name="ce7">
            <text:p>1,8</text:p>
          </table:table-cell>
          <table:table-cell office:value-type="float" office:value="5.5" table:style-name="ce7">
            <text:p>5,5</text:p>
          </table:table-cell>
          <table:table-cell office:value-type="float" office:value="0" table:style-name="ce7">
            <text:p>0</text:p>
          </table:table-cell>
          <table:table-cell office:value-type="float" office:value="16" table:style-name="ce7">
            <text:p>16</text:p>
          </table:table-cell>
          <table:table-cell office:value-type="float" office:value="7" table:style-name="ce7">
            <text:p>7</text:p>
          </table:table-cell>
          <table:table-cell table:style-name="ce6"/>
          <table:table-cell office:value-type="string" office:string-value="insert into rap_plat values('1000','Kebab sauce blanche','0','5,5','1,8','5,5','0','16','7');" table:formula="of:=&quot;insert into rap_plat values('&quot;&amp;[.A32]&amp;&quot;','&quot;&amp;[.B32]&amp;&quot;','&quot;&amp;[.C32]&amp;&quot;','&quot;&amp;[.D32]&amp;&quot;','&quot;&amp;[.E32]&amp;&quot;','&quot;&amp;[.F32]&amp;&quot;','&quot;&amp;[.G32]&amp;&quot;','&quot;&amp;[.H32]&amp;&quot;','&quot;&amp;[.I32]&amp;&quot;');&quot;" table:style-name="ce6">
            <text:p>insert into rap_plat values('1000','Kebab sauce blanche','0','5,5','1,8','5,5','0','16','7');</text:p>
          </table:table-cell>
          <table:table-cell office:value-type="string" office:string-value="insert into rap_kebab values('1000'); " table:formula="of:=&quot;insert into rap_kebab values('&quot;&amp;[.A32]&amp;&quot;'); &quot;" table:style-name="ce6">
            <text:p>insert into rap_kebab values('1000');<text:s/></text:p>
          </table:table-cell>
          <table:table-cell table:number-columns-repeated="16372"/>
        </table:table-row>
        <table:table-row table:style-name="ro2">
          <table:table-cell office:value-type="float" office:value="2000" table:style-name="ce8">
            <text:p>2000</text:p>
          </table:table-cell>
          <table:table-cell office:value-type="string" table:style-name="ce8">
            <text:p>Kebab sauce algérienne</text:p>
          </table:table-cell>
          <table:table-cell office:value-type="float" office:value="0" table:style-name="ce7">
            <text:p>0</text:p>
          </table:table-cell>
          <table:table-cell office:value-type="float" office:value="5.5" table:style-name="ce7">
            <text:p>5,5</text:p>
          </table:table-cell>
          <table:table-cell office:value-type="float" office:value="1.8" table:style-name="ce7">
            <text:p>1,8</text:p>
          </table:table-cell>
          <table:table-cell office:value-type="float" office:value="5.5" table:style-name="ce7">
            <text:p>5,5</text:p>
          </table:table-cell>
          <table:table-cell office:value-type="float" office:value="0" table:style-name="ce7">
            <text:p>0</text:p>
          </table:table-cell>
          <table:table-cell office:value-type="float" office:value="16" table:style-name="ce7">
            <text:p>16</text:p>
          </table:table-cell>
          <table:table-cell office:value-type="float" office:value="7" table:style-name="ce7">
            <text:p>7</text:p>
          </table:table-cell>
          <table:table-cell table:style-name="ce6"/>
          <table:table-cell office:value-type="string" office:string-value="insert into rap_plat values('2000','Kebab sauce algérienne','0','5,5','1,8','5,5','0','16','7');" table:formula="of:=&quot;insert into rap_plat values('&quot;&amp;[.A33]&amp;&quot;','&quot;&amp;[.B33]&amp;&quot;','&quot;&amp;[.C33]&amp;&quot;','&quot;&amp;[.D33]&amp;&quot;','&quot;&amp;[.E33]&amp;&quot;','&quot;&amp;[.F33]&amp;&quot;','&quot;&amp;[.G33]&amp;&quot;','&quot;&amp;[.H33]&amp;&quot;','&quot;&amp;[.I33]&amp;&quot;');&quot;" table:style-name="ce6">
            <text:p>insert into rap_plat values('2000','Kebab sauce algérienne','0','5,5','1,8','5,5','0','16','7');</text:p>
          </table:table-cell>
          <table:table-cell office:value-type="string" office:string-value="insert into rap_kebab values('2000'); " table:formula="of:=&quot;insert into rap_kebab values('&quot;&amp;[.A33]&amp;&quot;'); &quot;" table:style-name="ce6">
            <text:p>insert into rap_kebab values('2000');<text:s/></text:p>
          </table:table-cell>
          <table:table-cell table:number-columns-repeated="16372"/>
        </table:table-row>
        <table:table-row table:style-name="ro2">
          <table:table-cell office:value-type="float" office:value="3000" table:style-name="ce8">
            <text:p>3000</text:p>
          </table:table-cell>
          <table:table-cell office:value-type="string" table:style-name="ce8">
            <text:p>Kebab sauce samouraï</text:p>
          </table:table-cell>
          <table:table-cell office:value-type="float" office:value="0" table:style-name="ce7">
            <text:p>0</text:p>
          </table:table-cell>
          <table:table-cell office:value-type="float" office:value="5.5" table:style-name="ce7">
            <text:p>5,5</text:p>
          </table:table-cell>
          <table:table-cell office:value-type="float" office:value="1.8" table:style-name="ce7">
            <text:p>1,8</text:p>
          </table:table-cell>
          <table:table-cell office:value-type="float" office:value="5.5" table:style-name="ce7">
            <text:p>5,5</text:p>
          </table:table-cell>
          <table:table-cell office:value-type="float" office:value="0" table:style-name="ce7">
            <text:p>0</text:p>
          </table:table-cell>
          <table:table-cell office:value-type="float" office:value="16" table:style-name="ce7">
            <text:p>16</text:p>
          </table:table-cell>
          <table:table-cell office:value-type="float" office:value="7" table:style-name="ce7">
            <text:p>7</text:p>
          </table:table-cell>
          <table:table-cell table:style-name="ce6"/>
          <table:table-cell office:value-type="string" office:string-value="insert into rap_plat values('3000','Kebab sauce samouraï','0','5,5','1,8','5,5','0','16','7');" table:formula="of:=&quot;insert into rap_plat values('&quot;&amp;[.A34]&amp;&quot;','&quot;&amp;[.B34]&amp;&quot;','&quot;&amp;[.C34]&amp;&quot;','&quot;&amp;[.D34]&amp;&quot;','&quot;&amp;[.E34]&amp;&quot;','&quot;&amp;[.F34]&amp;&quot;','&quot;&amp;[.G34]&amp;&quot;','&quot;&amp;[.H34]&amp;&quot;','&quot;&amp;[.I34]&amp;&quot;');&quot;" table:style-name="ce6">
            <text:p>insert into rap_plat values('3000','Kebab sauce samouraï','0','5,5','1,8','5,5','0','16','7');</text:p>
          </table:table-cell>
          <table:table-cell office:value-type="string" office:string-value="insert into rap_kebab values('3000'); " table:formula="of:=&quot;insert into rap_kebab values('&quot;&amp;[.A34]&amp;&quot;'); &quot;" table:style-name="ce6">
            <text:p>insert into rap_kebab values('3000');<text:s/></text:p>
          </table:table-cell>
          <table:table-cell table:number-columns-repeated="16372"/>
        </table:table-row>
        <table:table-row table:style-name="ro2">
          <table:table-cell office:value-type="float" office:value="4000" table:style-name="ce8">
            <text:p>4000</text:p>
          </table:table-cell>
          <table:table-cell office:value-type="string" table:style-name="ce8">
            <text:p>Kebab sauce barbecue</text:p>
          </table:table-cell>
          <table:table-cell office:value-type="float" office:value="0" table:style-name="ce7">
            <text:p>0</text:p>
          </table:table-cell>
          <table:table-cell office:value-type="float" office:value="5.5" table:style-name="ce7">
            <text:p>5,5</text:p>
          </table:table-cell>
          <table:table-cell office:value-type="float" office:value="1.8" table:style-name="ce7">
            <text:p>1,8</text:p>
          </table:table-cell>
          <table:table-cell office:value-type="float" office:value="5.5" table:style-name="ce7">
            <text:p>5,5</text:p>
          </table:table-cell>
          <table:table-cell office:value-type="float" office:value="0" table:style-name="ce7">
            <text:p>0</text:p>
          </table:table-cell>
          <table:table-cell office:value-type="float" office:value="16" table:style-name="ce7">
            <text:p>16</text:p>
          </table:table-cell>
          <table:table-cell office:value-type="float" office:value="7" table:style-name="ce7">
            <text:p>7</text:p>
          </table:table-cell>
          <table:table-cell table:style-name="ce6"/>
          <table:table-cell office:value-type="string" office:string-value="insert into rap_plat values('4000','Kebab sauce barbecue','0','5,5','1,8','5,5','0','16','7');" table:formula="of:=&quot;insert into rap_plat values('&quot;&amp;[.A35]&amp;&quot;','&quot;&amp;[.B35]&amp;&quot;','&quot;&amp;[.C35]&amp;&quot;','&quot;&amp;[.D35]&amp;&quot;','&quot;&amp;[.E35]&amp;&quot;','&quot;&amp;[.F35]&amp;&quot;','&quot;&amp;[.G35]&amp;&quot;','&quot;&amp;[.H35]&amp;&quot;','&quot;&amp;[.I35]&amp;&quot;');&quot;" table:style-name="ce6">
            <text:p>insert into rap_plat values('4000','Kebab sauce barbecue','0','5,5','1,8','5,5','0','16','7');</text:p>
          </table:table-cell>
          <table:table-cell office:value-type="string" office:string-value="insert into rap_kebab values('4000'); " table:formula="of:=&quot;insert into rap_kebab values('&quot;&amp;[.A35]&amp;&quot;'); &quot;" table:style-name="ce6">
            <text:p>insert into rap_kebab values('4000');<text:s/></text:p>
          </table:table-cell>
          <table:table-cell table:number-columns-repeated="16372"/>
        </table:table-row>
        <table:table-row table:style-name="ro2">
          <table:table-cell office:value-type="float" office:value="5000" table:style-name="ce8">
            <text:p>5000</text:p>
          </table:table-cell>
          <table:table-cell office:value-type="string" table:style-name="ce8">
            <text:p>Kebab royal sauce blanche</text:p>
          </table:table-cell>
          <table:table-cell office:value-type="float" office:value="0" table:style-name="ce7">
            <text:p>0</text:p>
          </table:table-cell>
          <table:table-cell office:value-type="float" office:value="6.8" table:style-name="ce7">
            <text:p>6,8</text:p>
          </table:table-cell>
          <table:table-cell office:value-type="float" office:value="2.2000000000000002" table:style-name="ce7">
            <text:p>2,2</text:p>
          </table:table-cell>
          <table:table-cell office:value-type="float" office:value="5.5" table:style-name="ce7">
            <text:p>5,5</text:p>
          </table:table-cell>
          <table:table-cell office:value-type="float" office:value="0" table:style-name="ce7">
            <text:p>0</text:p>
          </table:table-cell>
          <table:table-cell office:value-type="float" office:value="23" table:style-name="ce7">
            <text:p>23</text:p>
          </table:table-cell>
          <table:table-cell office:value-type="float" office:value="7" table:style-name="ce7">
            <text:p>7</text:p>
          </table:table-cell>
          <table:table-cell table:style-name="ce6"/>
          <table:table-cell office:value-type="string" office:string-value="insert into rap_plat values('5000','Kebab royal sauce blanche','0','6,8','2,2','5,5','0','23','7');" table:formula="of:=&quot;insert into rap_plat values('&quot;&amp;[.A36]&amp;&quot;','&quot;&amp;[.B36]&amp;&quot;','&quot;&amp;[.C36]&amp;&quot;','&quot;&amp;[.D36]&amp;&quot;','&quot;&amp;[.E36]&amp;&quot;','&quot;&amp;[.F36]&amp;&quot;','&quot;&amp;[.G36]&amp;&quot;','&quot;&amp;[.H36]&amp;&quot;','&quot;&amp;[.I36]&amp;&quot;');&quot;" table:style-name="ce6">
            <text:p>insert into rap_plat values('5000','Kebab royal sauce blanche','0','6,8','2,2','5,5','0','23','7');</text:p>
          </table:table-cell>
          <table:table-cell office:value-type="string" office:string-value="insert into rap_kebab values('5000'); " table:formula="of:=&quot;insert into rap_kebab values('&quot;&amp;[.A36]&amp;&quot;'); &quot;" table:style-name="ce6">
            <text:p>insert into rap_kebab values('5000');<text:s/></text:p>
          </table:table-cell>
          <table:table-cell table:number-columns-repeated="16372"/>
        </table:table-row>
        <table:table-row table:style-name="ro2">
          <table:table-cell office:value-type="float" office:value="6000" table:style-name="ce8">
            <text:p>6000</text:p>
          </table:table-cell>
          <table:table-cell office:value-type="string" table:style-name="ce8">
            <text:p>Kebab royal sauce algérienne</text:p>
          </table:table-cell>
          <table:table-cell office:value-type="float" office:value="0" table:style-name="ce7">
            <text:p>0</text:p>
          </table:table-cell>
          <table:table-cell office:value-type="float" office:value="6.8" table:style-name="ce7">
            <text:p>6,8</text:p>
          </table:table-cell>
          <table:table-cell office:value-type="float" office:value="2.2000000000000002" table:style-name="ce7">
            <text:p>2,2</text:p>
          </table:table-cell>
          <table:table-cell office:value-type="float" office:value="5.5" table:style-name="ce7">
            <text:p>5,5</text:p>
          </table:table-cell>
          <table:table-cell office:value-type="float" office:value="0" table:style-name="ce7">
            <text:p>0</text:p>
          </table:table-cell>
          <table:table-cell office:value-type="float" office:value="23" table:style-name="ce7">
            <text:p>23</text:p>
          </table:table-cell>
          <table:table-cell office:value-type="float" office:value="7" table:style-name="ce7">
            <text:p>7</text:p>
          </table:table-cell>
          <table:table-cell table:style-name="ce6"/>
          <table:table-cell office:value-type="string" office:string-value="insert into rap_plat values('6000','Kebab royal sauce algérienne','0','6,8','2,2','5,5','0','23','7');" table:formula="of:=&quot;insert into rap_plat values('&quot;&amp;[.A37]&amp;&quot;','&quot;&amp;[.B37]&amp;&quot;','&quot;&amp;[.C37]&amp;&quot;','&quot;&amp;[.D37]&amp;&quot;','&quot;&amp;[.E37]&amp;&quot;','&quot;&amp;[.F37]&amp;&quot;','&quot;&amp;[.G37]&amp;&quot;','&quot;&amp;[.H37]&amp;&quot;','&quot;&amp;[.I37]&amp;&quot;');&quot;" table:style-name="ce6">
            <text:p>insert into rap_plat values('6000','Kebab royal sauce algérienne','0','6,8','2,2','5,5','0','23','7');</text:p>
          </table:table-cell>
          <table:table-cell office:value-type="string" office:string-value="insert into rap_kebab values('6000'); " table:formula="of:=&quot;insert into rap_kebab values('&quot;&amp;[.A37]&amp;&quot;'); &quot;" table:style-name="ce6">
            <text:p>insert into rap_kebab values('6000');<text:s/></text:p>
          </table:table-cell>
          <table:table-cell table:number-columns-repeated="16372"/>
        </table:table-row>
        <table:table-row table:style-name="ro2">
          <table:table-cell office:value-type="float" office:value="7000" table:style-name="ce8">
            <text:p>7000</text:p>
          </table:table-cell>
          <table:table-cell office:value-type="string" table:style-name="ce8">
            <text:p>Kebab royal sauce samouraï</text:p>
          </table:table-cell>
          <table:table-cell office:value-type="float" office:value="0" table:style-name="ce7">
            <text:p>0</text:p>
          </table:table-cell>
          <table:table-cell office:value-type="float" office:value="6.8" table:style-name="ce7">
            <text:p>6,8</text:p>
          </table:table-cell>
          <table:table-cell office:value-type="float" office:value="2.2000000000000002" table:style-name="ce7">
            <text:p>2,2</text:p>
          </table:table-cell>
          <table:table-cell office:value-type="float" office:value="5.5" table:style-name="ce7">
            <text:p>5,5</text:p>
          </table:table-cell>
          <table:table-cell office:value-type="float" office:value="0" table:style-name="ce7">
            <text:p>0</text:p>
          </table:table-cell>
          <table:table-cell office:value-type="float" office:value="23" table:style-name="ce7">
            <text:p>23</text:p>
          </table:table-cell>
          <table:table-cell office:value-type="float" office:value="7" table:style-name="ce7">
            <text:p>7</text:p>
          </table:table-cell>
          <table:table-cell table:style-name="ce6"/>
          <table:table-cell office:value-type="string" office:string-value="insert into rap_plat values('7000','Kebab royal sauce samouraï','0','6,8','2,2','5,5','0','23','7');" table:formula="of:=&quot;insert into rap_plat values('&quot;&amp;[.A38]&amp;&quot;','&quot;&amp;[.B38]&amp;&quot;','&quot;&amp;[.C38]&amp;&quot;','&quot;&amp;[.D38]&amp;&quot;','&quot;&amp;[.E38]&amp;&quot;','&quot;&amp;[.F38]&amp;&quot;','&quot;&amp;[.G38]&amp;&quot;','&quot;&amp;[.H38]&amp;&quot;','&quot;&amp;[.I38]&amp;&quot;');&quot;" table:style-name="ce6">
            <text:p>insert into rap_plat values('7000','Kebab royal sauce samouraï','0','6,8','2,2','5,5','0','23','7');</text:p>
          </table:table-cell>
          <table:table-cell office:value-type="string" office:string-value="insert into rap_kebab values('7000'); " table:formula="of:=&quot;insert into rap_kebab values('&quot;&amp;[.A38]&amp;&quot;'); &quot;" table:style-name="ce6">
            <text:p>insert into rap_kebab values('7000');<text:s/></text:p>
          </table:table-cell>
          <table:table-cell table:number-columns-repeated="16372"/>
        </table:table-row>
        <table:table-row table:style-name="ro2">
          <table:table-cell office:value-type="float" office:value="8000" table:style-name="ce8">
            <text:p>8000</text:p>
          </table:table-cell>
          <table:table-cell office:value-type="string" table:style-name="ce8">
            <text:p>Kebab royal sauce barbecue</text:p>
          </table:table-cell>
          <table:table-cell office:value-type="float" office:value="0" table:style-name="ce7">
            <text:p>0</text:p>
          </table:table-cell>
          <table:table-cell office:value-type="float" office:value="6.8" table:style-name="ce7">
            <text:p>6,8</text:p>
          </table:table-cell>
          <table:table-cell office:value-type="float" office:value="2.2000000000000002" table:style-name="ce7">
            <text:p>2,2</text:p>
          </table:table-cell>
          <table:table-cell office:value-type="float" office:value="5.5" table:style-name="ce7">
            <text:p>5,5</text:p>
          </table:table-cell>
          <table:table-cell office:value-type="float" office:value="0" table:style-name="ce7">
            <text:p>0</text:p>
          </table:table-cell>
          <table:table-cell office:value-type="float" office:value="23" table:style-name="ce7">
            <text:p>23</text:p>
          </table:table-cell>
          <table:table-cell office:value-type="float" office:value="7" table:style-name="ce7">
            <text:p>7</text:p>
          </table:table-cell>
          <table:table-cell table:style-name="ce6"/>
          <table:table-cell office:value-type="string" office:string-value="insert into rap_plat values('8000','Kebab royal sauce barbecue','0','6,8','2,2','5,5','0','23','7');" table:formula="of:=&quot;insert into rap_plat values('&quot;&amp;[.A39]&amp;&quot;','&quot;&amp;[.B39]&amp;&quot;','&quot;&amp;[.C39]&amp;&quot;','&quot;&amp;[.D39]&amp;&quot;','&quot;&amp;[.E39]&amp;&quot;','&quot;&amp;[.F39]&amp;&quot;','&quot;&amp;[.G39]&amp;&quot;','&quot;&amp;[.H39]&amp;&quot;','&quot;&amp;[.I39]&amp;&quot;');&quot;" table:style-name="ce6">
            <text:p>insert into rap_plat values('8000','Kebab royal sauce barbecue','0','6,8','2,2','5,5','0','23','7');</text:p>
          </table:table-cell>
          <table:table-cell office:value-type="string" office:string-value="insert into rap_kebab values('8000'); " table:formula="of:=&quot;insert into rap_kebab values('&quot;&amp;[.A39]&amp;&quot;'); &quot;" table:style-name="ce6">
            <text:p>insert into rap_kebab values('8000');<text:s/>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9000" table:style-name="ce8">
            <text:p>9000</text:p>
          </table:table-cell>
          <table:table-cell office:value-type="string" table:style-name="ce8">
            <text:p>Pizza Margherita (moyenne)</text:p>
          </table:table-cell>
          <table:table-cell office:value-type="float" office:value="0" table:style-name="ce7">
            <text:p>0</text:p>
          </table:table-cell>
          <table:table-cell office:value-type="float" office:value="5.8" table:style-name="ce7">
            <text:p>5,8</text:p>
          </table:table-cell>
          <table:table-cell office:value-type="float" office:value="1.1000000000000001" table:style-name="ce7">
            <text:p>1,1</text:p>
          </table:table-cell>
          <table:table-cell office:value-type="float" office:value="5.5" table:style-name="ce7">
            <text:p>5,5</text:p>
          </table:table-cell>
          <table:table-cell office:value-type="float" office:value="0" table:style-name="ce7">
            <text:p>0</text:p>
          </table:table-cell>
          <table:table-cell office:value-type="float" office:value="16" table:style-name="ce7">
            <text:p>16</text:p>
          </table:table-cell>
          <table:table-cell office:value-type="float" office:value="7" table:style-name="ce7">
            <text:p>7</text:p>
          </table:table-cell>
          <table:table-cell table:style-name="ce6"/>
          <table:table-cell office:value-type="string" office:string-value="insert into rap_plat values('9000','Pizza Margherita (moyenne)','0','5,8','1,1','5,5','0','16','7');" table:formula="of:=&quot;insert into rap_plat values('&quot;&amp;[.A41]&amp;&quot;','&quot;&amp;[.B41]&amp;&quot;','&quot;&amp;[.C41]&amp;&quot;','&quot;&amp;[.D41]&amp;&quot;','&quot;&amp;[.E41]&amp;&quot;','&quot;&amp;[.F41]&amp;&quot;','&quot;&amp;[.G41]&amp;&quot;','&quot;&amp;[.H41]&amp;&quot;','&quot;&amp;[.I41]&amp;&quot;');&quot;" table:style-name="ce6">
            <text:p>insert into rap_plat values('9000','Pizza Margherita (moyenne)','0','5,8','1,1','5,5','0','16','7');</text:p>
          </table:table-cell>
          <table:table-cell office:value-type="string" office:string-value="insert into rap_pizza values('9000',1); " table:formula="of:=&quot;insert into rap_pizza values('&quot;&amp;[.A41]&amp;&quot;',1); &quot;" table:style-name="ce6">
            <text:p>insert into rap_pizza values('9000',1);<text:s/>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A000</text:p>
          </table:table-cell>
          <table:table-cell office:value-type="string" table:style-name="ce8">
            <text:p>Pizza Margherita (grande)</text:p>
          </table:table-cell>
          <table:table-cell office:value-type="float" office:value="0" table:style-name="ce7">
            <text:p>0</text:p>
          </table:table-cell>
          <table:table-cell office:value-type="float" office:value="6.8" table:style-name="ce7">
            <text:p>6,8</text:p>
          </table:table-cell>
          <table:table-cell office:value-type="float" office:value="1.25" table:style-name="ce7">
            <text:p>1,25</text:p>
          </table:table-cell>
          <table:table-cell office:value-type="float" office:value="5.5" table:style-name="ce7">
            <text:p>5,5</text:p>
          </table:table-cell>
          <table:table-cell office:value-type="float" office:value="0" table:style-name="ce7">
            <text:p>0</text:p>
          </table:table-cell>
          <table:table-cell office:value-type="float" office:value="23" table:style-name="ce7">
            <text:p>23</text:p>
          </table:table-cell>
          <table:table-cell office:value-type="float" office:value="7" table:style-name="ce7">
            <text:p>7</text:p>
          </table:table-cell>
          <table:table-cell table:style-name="ce6"/>
          <table:table-cell office:value-type="string" office:string-value="insert into rap_plat values('A000','Pizza Margherita (grande)','0','6,8','1,25','5,5','0','23','7');" table:formula="of:=&quot;insert into rap_plat values('&quot;&amp;[.A42]&amp;&quot;','&quot;&amp;[.B42]&amp;&quot;','&quot;&amp;[.C42]&amp;&quot;','&quot;&amp;[.D42]&amp;&quot;','&quot;&amp;[.E42]&amp;&quot;','&quot;&amp;[.F42]&amp;&quot;','&quot;&amp;[.G42]&amp;&quot;','&quot;&amp;[.H42]&amp;&quot;','&quot;&amp;[.I42]&amp;&quot;');&quot;" table:style-name="ce6">
            <text:p>insert into rap_plat values('A000','Pizza Margherita (grande)','0','6,8','1,25','5,5','0','23','7');</text:p>
          </table:table-cell>
          <table:table-cell office:value-type="string" office:string-value="insert into rap_pizza values('A000',1); " table:formula="of:=&quot;insert into rap_pizza values('&quot;&amp;[.A42]&amp;&quot;',1); &quot;" table:style-name="ce6">
            <text:p>insert into rap_pizza values('A000',1);<text:s/>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B000</text:p>
          </table:table-cell>
          <table:table-cell office:value-type="string" table:style-name="ce8">
            <text:p>Pizza 4 fromages (moyenne)</text:p>
          </table:table-cell>
          <table:table-cell office:value-type="float" office:value="0" table:style-name="ce7">
            <text:p>0</text:p>
          </table:table-cell>
          <table:table-cell office:value-type="float" office:value="5.8" table:style-name="ce7">
            <text:p>5,8</text:p>
          </table:table-cell>
          <table:table-cell office:value-type="float" office:value="1.1000000000000001" table:style-name="ce7">
            <text:p>1,1</text:p>
          </table:table-cell>
          <table:table-cell office:value-type="float" office:value="5.5" table:style-name="ce7">
            <text:p>5,5</text:p>
          </table:table-cell>
          <table:table-cell office:value-type="float" office:value="0" table:style-name="ce7">
            <text:p>0</text:p>
          </table:table-cell>
          <table:table-cell office:value-type="float" office:value="16" table:style-name="ce7">
            <text:p>16</text:p>
          </table:table-cell>
          <table:table-cell office:value-type="float" office:value="7" table:style-name="ce7">
            <text:p>7</text:p>
          </table:table-cell>
          <table:table-cell table:style-name="ce6"/>
          <table:table-cell office:value-type="string" office:string-value="insert into rap_plat values('B000','Pizza 4 fromages (moyenne)','0','5,8','1,1','5,5','0','16','7');" table:formula="of:=&quot;insert into rap_plat values('&quot;&amp;[.A43]&amp;&quot;','&quot;&amp;[.B43]&amp;&quot;','&quot;&amp;[.C43]&amp;&quot;','&quot;&amp;[.D43]&amp;&quot;','&quot;&amp;[.E43]&amp;&quot;','&quot;&amp;[.F43]&amp;&quot;','&quot;&amp;[.G43]&amp;&quot;','&quot;&amp;[.H43]&amp;&quot;','&quot;&amp;[.I43]&amp;&quot;');&quot;" table:style-name="ce6">
            <text:p>insert into rap_plat values('B000','Pizza 4 fromages (moyenne)','0','5,8','1,1','5,5','0','16','7');</text:p>
          </table:table-cell>
          <table:table-cell office:value-type="string" office:string-value="insert into rap_pizza values('B000',1); " table:formula="of:=&quot;insert into rap_pizza values('&quot;&amp;[.A43]&amp;&quot;',1); &quot;" table:style-name="ce6">
            <text:p>insert into rap_pizza values('B000',1);<text:s/>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C000</text:p>
          </table:table-cell>
          <table:table-cell office:value-type="string" table:style-name="ce8">
            <text:p>Pizza 4 fromages (grande)</text:p>
          </table:table-cell>
          <table:table-cell office:value-type="float" office:value="0" table:style-name="ce7">
            <text:p>0</text:p>
          </table:table-cell>
          <table:table-cell office:value-type="float" office:value="6.8" table:style-name="ce7">
            <text:p>6,8</text:p>
          </table:table-cell>
          <table:table-cell office:value-type="float" office:value="1.25" table:style-name="ce7">
            <text:p>1,25</text:p>
          </table:table-cell>
          <table:table-cell office:value-type="float" office:value="5.5" table:style-name="ce7">
            <text:p>5,5</text:p>
          </table:table-cell>
          <table:table-cell office:value-type="float" office:value="0" table:style-name="ce7">
            <text:p>0</text:p>
          </table:table-cell>
          <table:table-cell office:value-type="float" office:value="23" table:style-name="ce7">
            <text:p>23</text:p>
          </table:table-cell>
          <table:table-cell office:value-type="float" office:value="7" table:style-name="ce7">
            <text:p>7</text:p>
          </table:table-cell>
          <table:table-cell table:style-name="ce6"/>
          <table:table-cell office:value-type="string" office:string-value="insert into rap_plat values('C000','Pizza 4 fromages (grande)','0','6,8','1,25','5,5','0','23','7');" table:formula="of:=&quot;insert into rap_plat values('&quot;&amp;[.A44]&amp;&quot;','&quot;&amp;[.B44]&amp;&quot;','&quot;&amp;[.C44]&amp;&quot;','&quot;&amp;[.D44]&amp;&quot;','&quot;&amp;[.E44]&amp;&quot;','&quot;&amp;[.F44]&amp;&quot;','&quot;&amp;[.G44]&amp;&quot;','&quot;&amp;[.H44]&amp;&quot;','&quot;&amp;[.I44]&amp;&quot;');&quot;" table:style-name="ce6">
            <text:p>insert into rap_plat values('C000','Pizza 4 fromages (grande)','0','6,8','1,25','5,5','0','23','7');</text:p>
          </table:table-cell>
          <table:table-cell office:value-type="string" office:string-value="insert into rap_pizza values('C000',1); " table:formula="of:=&quot;insert into rap_pizza values('&quot;&amp;[.A44]&amp;&quot;',1); &quot;" table:style-name="ce6">
            <text:p>insert into rap_pizza values('C000',1);<text:s/></text:p>
          </table:table-cell>
          <table:table-cell table:number-columns-repeated="16372"/>
        </table:table-row>
        <table:table-row table:style-name="ro2">
          <table:table-cell office:value-type="string" table:style-name="ce8">
            <text:p>D000</text:p>
          </table:table-cell>
          <table:table-cell office:value-type="string" table:style-name="ce8">
            <text:p>Pizza Tour de France</text:p>
          </table:table-cell>
          <table:table-cell office:value-type="float" office:value="0" table:style-name="ce7">
            <text:p>0</text:p>
          </table:table-cell>
          <table:table-cell office:value-type="float" office:value="7" table:style-name="ce7">
            <text:p>7</text:p>
          </table:table-cell>
          <table:table-cell office:value-type="float" office:value="1.5" table:style-name="ce7">
            <text:p>1,5</text:p>
          </table:table-cell>
          <table:table-cell office:value-type="float" office:value="5.5" table:style-name="ce7">
            <text:p>5,5</text:p>
          </table:table-cell>
          <table:table-cell office:value-type="float" office:value="0" table:style-name="ce7">
            <text:p>0</text:p>
          </table:table-cell>
          <table:table-cell office:value-type="float" office:value="30" table:style-name="ce7">
            <text:p>30</text:p>
          </table:table-cell>
          <table:table-cell office:value-type="float" office:value="7" table:style-name="ce7">
            <text:p>7</text:p>
          </table:table-cell>
          <table:table-cell table:style-name="ce6"/>
          <table:table-cell office:value-type="string" office:string-value="insert into rap_plat values('D000','Pizza Tour de France','0','7','1,5','5,5','0','30','7');" table:formula="of:=&quot;insert into rap_plat values('&quot;&amp;[.A45]&amp;&quot;','&quot;&amp;[.B45]&amp;&quot;','&quot;&amp;[.C45]&amp;&quot;','&quot;&amp;[.D45]&amp;&quot;','&quot;&amp;[.E45]&amp;&quot;','&quot;&amp;[.F45]&amp;&quot;','&quot;&amp;[.G45]&amp;&quot;','&quot;&amp;[.H45]&amp;&quot;','&quot;&amp;[.I45]&amp;&quot;');&quot;" table:style-name="ce6">
            <text:p>insert into rap_plat values('D000','Pizza Tour de France','0','7','1,5','5,5','0','30','7');</text:p>
          </table:table-cell>
          <table:table-cell office:value-type="string" office:string-value="insert into rap_pizza values('D000',1); " table:formula="of:=&quot;insert into rap_pizza values('&quot;&amp;[.A45]&amp;&quot;',1); &quot;" table:style-name="ce6">
            <text:p>insert into rap_pizza values('D000',1);<text:s/></text:p>
          </table:table-cell>
          <table:table-cell table:number-columns-repeated="16372"/>
        </table:table-row>
        <table:table-row table:number-rows-repeated="104853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fo:background-color="#000000"/>
      <style:text-properties fo:color="#FFFFFF"/>
    </style:style>
    <style:style style:name="Accent_32_2" style:display-name="Accent 2" style:family="table-cell" style:data-style-name="N0">
      <style:table-cell-properties fo:background-color="#808080"/>
      <style:text-properties fo:color="#FFFFFF"/>
    </style:style>
    <style:style style:name="Accent_32_3" style:display-name="Accent 3" style:family="table-cell" style:data-style-name="N0">
      <style:table-cell-properties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fo:background-color="#CCFFCC"/>
      <style:text-properties fo:color="#006600"/>
    </style:style>
    <style:style style:name="Heading" style:family="table-cell" style:data-style-name="N0"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ext-properties fo:color="#000000" fo:font-size="12pt" style:font-size-asian="12pt" style:font-size-complex="12pt"/>
    </style:style>
    <style:style style:name="Hyperlink" style:family="table-cell" style:data-style-name="N0">
      <style:text-properties fo:color="#0000EE" style:text-underline-style="solid" style:text-underline-type="single"/>
    </style:style>
    <style:style style:name="Neutral" style:family="table-cell" style:data-style-name="N0">
      <style:table-cell-properties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fo:background-color="#FFFFCC"/>
      <style:text-properties fo:color="#333333"/>
    </style:style>
    <style:style style:name="Result" style:family="table-cell" style:data-style-name="N0"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/>
    <style:style style:name="Text" style:family="table-cell" style:data-style-name="N0"/>
    <style:style style:name="Warning" style:family="table-cell" style:data-style-name="N0"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Clement Esnault</meta:initial-creator>
    <dc:creator>Clement Esnault</dc:creator>
    <meta:creation-date>2022-02-19T15:50:26Z</meta:creation-date>
    <dc:date>2025-04-02T09:53:00Z</dc:date>
    <meta:editing-cycles>190</meta:editing-cycles>
    <meta:editing-duration>PT72283S</meta:editing-duration>
  </office:meta>
</office:document-meta>
</file>